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50000015A97C35BB8.png"/>
  <manifest:file-entry manifest:media-type="image/png" manifest:full-path="Pictures/100000000000047F00000191BD088E2D.png"/>
  <manifest:file-entry manifest:media-type="image/png" manifest:full-path="Pictures/100000000000047700000190BF76FB8F.png"/>
  <manifest:file-entry manifest:media-type="image/png" manifest:full-path="Pictures/1000000000000474000001D328C37147.png"/>
  <manifest:file-entry manifest:media-type="image/png" manifest:full-path="Pictures/100000000000047B0000018E13526A5A.png"/>
  <manifest:file-entry manifest:media-type="image/png" manifest:full-path="Pictures/100000000000046D000001CFF8ED7EE4.png"/>
  <manifest:file-entry manifest:media-type="image/png" manifest:full-path="Pictures/1000000000000474000001DF7D3E70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STM <text:s/>Model 1</text:p>
      <text:p text:style-name="Standard"/>
      <text:p text:style-name="Standard"/>
      <text:p text:style-name="Standard"/>
      <text:p text:style-name="Standard"><draw:frame draw:style-name="fr1" draw:name="graphics1" text:anchor-type="paragraph" svg:width="17cm" svg:height="6.964cm" draw:z-index="0"><draw:image xlink:href="Pictures/1000000000000474000001D328C37147.png" xlink:type="simple" xlink:show="embed" xlink:actuate="onLoad"/></draw:frame></text:p>
      <text:p text:style-name="Standard"/>
      <text:p text:style-name="Standard"><draw:frame draw:style-name="fr1" draw:name="graphics2" text:anchor-type="paragraph" svg:width="17cm" svg:height="5.154cm" draw:z-index="1"><draw:image xlink:href="Pictures/10000000000004750000015A97C35BB8.png" xlink:type="simple" xlink:show="embed" xlink:actuate="onLoad"/></draw:frame></text:p>
      <text:p text:style-name="Standard"/>
      <text:p text:style-name="Standard"><draw:frame draw:style-name="fr1" draw:name="graphics3" text:anchor-type="paragraph" svg:width="17cm" svg:height="5.948cm" draw:z-index="2"><draw:image xlink:href="Pictures/100000000000047700000190BF76FB8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Model 2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width="17cm" svg:height="7.142cm" draw:z-index="5"><draw:image xlink:href="Pictures/1000000000000474000001DF7D3E7032.png" xlink:type="simple" xlink:show="embed" xlink:actuate="onLoad"/></draw:frame></text:p>
      <text:p text:style-name="Standard"/>
      <text:p text:style-name="Standard"/>
      <text:p text:style-name="Standard"><draw:frame draw:style-name="fr1" draw:name="graphics7" text:anchor-type="paragraph" svg:width="17cm" svg:height="5.921cm" draw:z-index="6"><draw:image xlink:href="Pictures/100000000000047F00000191BD088E2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Model 3</text:p>
      <text:p text:style-name="Standard"/>
      <text:p text:style-name="Standard"><draw:frame draw:style-name="fr2" draw:name="graphics4" text:anchor-type="paragraph" svg:width="17cm" svg:height="6.946cm" draw:z-index="3"><draw:image xlink:href="Pictures/100000000000046D000001CFF8ED7EE4.png" xlink:type="simple" xlink:show="embed" xlink:actuate="onLoad"/></draw:frame><text:soft-page-break/></text:p>
      <text:p text:style-name="Standard"/>
      <text:p text:style-name="Standard"><draw:frame draw:style-name="fr2" draw:name="graphics5" text:anchor-type="paragraph" svg:width="17cm" svg:height="5.898cm" draw:z-index="4"><draw:image xlink:href="Pictures/100000000000047B0000018E13526A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skaran Thulukanam</meta:initial-creator>
    <meta:creation-date>2020-06-21T18:54:35.93</meta:creation-date>
    <dc:date>2020-10-17T15:31:34.24</dc:date>
    <dc:creator>Baskaran Thulukanam</dc:creator>
    <meta:editing-duration>PT122H19M07S</meta:editing-duration>
    <meta:editing-cycles>15</meta:editing-cycles>
    <meta:generator>OpenOffice.org/3.2$Win32 OpenOffice.org_project/320m12$Build-9483</meta:generator>
    <meta:document-statistic meta:table-count="0" meta:image-count="7" meta:object-count="0" meta:page-count="3" meta:paragraph-count="3" meta:word-count="7" meta:character-count="27"/>
  </office:meta>
</office:document-meta>
</file>